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0313in" table:align="left"/>
    </style:style>
    <style:style style:name="Table1.A" style:family="table-column">
      <style:table-column-properties style:column-width="0.8708in"/>
    </style:style>
    <style:style style:name="Table1.B" style:family="table-column">
      <style:table-column-properties style:column-width="3.1604in"/>
    </style:style>
    <style:style style:name="Table1.A1" style:family="table-cell">
      <style:table-cell-properties style:vertical-align="bottom" fo:padding="0.0382in" fo:border-left="0.0007in solid #000000" fo:border-right="none" fo:border-top="0.0007in solid #000000" fo:border-bottom="none"/>
    </style:style>
    <style:style style:name="Table1.B1" style:family="table-cell">
      <style:table-cell-properties fo:padding="0.0382in" fo:border-left="none" fo:border-right="0.0007in solid #000000" fo:border-top="0.0007in solid #000000" fo:border-bottom="none"/>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none" fo:border-right="0.0007in solid #000000" fo:border-top="none" fo:border-bottom="0.0007in solid #000000"/>
    </style:style>
    <style:style style:name="Table2" style:family="table">
      <style:table-properties style:width="4.0417in" table:align="left"/>
    </style:style>
    <style:style style:name="Table2.A" style:family="table-column">
      <style:table-column-properties style:column-width="0.9361in"/>
    </style:style>
    <style:style style:name="Table2.B" style:family="table-column">
      <style:table-column-properties style:column-width="3.1056in"/>
    </style:style>
    <style:style style:name="Table2.A1" style:family="table-cell">
      <style:table-cell-properties style:vertical-align="bottom" fo:padding="0.0382in" fo:border-left="0.0007in solid #000000" fo:border-right="none" fo:border-top="0.0007in solid #000000" fo:border-bottom="none"/>
    </style:style>
    <style:style style:name="Table2.B1" style:family="table-cell">
      <style:table-cell-properties fo:padding="0.0382in" fo:border-left="none"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none" fo:border-right="0.0007in solid #000000" fo:border-top="none" fo:border-bottom="none"/>
    </style:style>
    <style:style style:name="Table2.A3" style:family="table-cell">
      <style:table-cell-properties fo:padding="0.0382in" fo:border-left="0.0007in solid #000000" fo:border-right="none" fo:border-top="none" fo:border-bottom="0.0007in solid #000000"/>
    </style:style>
    <style:style style:name="Table2.B3" style:family="table-cell">
      <style:table-cell-properties fo:padding="0.0382in" fo:border-left="none" fo:border-right="0.0007in solid #000000" fo:border-top="none" fo:border-bottom="0.0007in solid #000000"/>
    </style:style>
    <style:style style:name="Table3" style:family="table">
      <style:table-properties style:width="4.0417in" table:align="left"/>
    </style:style>
    <style:style style:name="Table3.A" style:family="table-column">
      <style:table-column-properties style:column-width="0.9903in"/>
    </style:style>
    <style:style style:name="Table3.B" style:family="table-column">
      <style:table-column-properties style:column-width="3.0514in"/>
    </style:style>
    <style:style style:name="Table3.A1" style:family="table-cell">
      <style:table-cell-properties style:vertical-align="bottom" fo:padding="0.0382in" fo:border-left="0.0007in solid #000000" fo:border-right="none" fo:border-top="0.0007in solid #000000" fo:border-bottom="none"/>
    </style:style>
    <style:style style:name="Table3.B1" style:family="table-cell">
      <style:table-cell-properties fo:padding="0.0382in" fo:border-left="none" fo:border-right="0.0007in solid #000000" fo:border-top="0.0007in solid #000000" fo:border-bottom="none"/>
    </style:style>
    <style:style style:name="Table3.A2" style:family="table-cell">
      <style:table-cell-properties fo:padding="0.0382in" fo:border-left="0.0007in solid #000000" fo:border-right="none" fo:border-top="none" fo:border-bottom="none"/>
    </style:style>
    <style:style style:name="Table3.B2" style:family="table-cell">
      <style:table-cell-properties fo:padding="0.0382in" fo:border-left="none" fo:border-right="0.0007in solid #000000" fo:border-top="none" fo:border-bottom="none"/>
    </style:style>
    <style:style style:name="Table3.A3" style:family="table-cell">
      <style:table-cell-properties fo:padding="0.0382in" fo:border-left="0.0007in solid #000000" fo:border-right="none" fo:border-top="none" fo:border-bottom="0.0007in solid #000000"/>
    </style:style>
    <style:style style:name="Table3.B3" style:family="table-cell">
      <style:table-cell-properties fo:padding="0.0382in" fo:border-left="none" fo:border-right="0.0007in solid #000000" fo:border-top="none" fo:border-bottom="0.0007in solid #000000"/>
    </style:style>
    <style:style style:name="P1" style:family="paragraph" style:parent-style-name="Standard">
      <style:text-properties style:font-name="Pericles" fo:font-weight="bold" style:font-weight-asian="bold" style:font-weight-complex="bold"/>
    </style:style>
    <style:style style:name="P2" style:family="paragraph" style:parent-style-name="Standard">
      <style:text-properties style:font-name="Pericles" fo:font-size="10pt" fo:font-weight="normal" style:font-size-asian="10pt" style:font-weight-asian="normal" style:font-size-complex="10pt" style:font-weight-complex="normal"/>
    </style:style>
    <style:style style:name="P3" style:family="paragraph" style:parent-style-name="Standard">
      <style:text-properties style:font-name="Pericles" fo:font-size="10pt" fo:font-weight="bold" style:font-size-asian="10pt" style:font-weight-asian="bold" style:font-size-complex="10pt" style:font-weight-complex="bold"/>
    </style:style>
    <style:style style:name="P4" style:family="paragraph" style:parent-style-name="Standard">
      <style:text-properties style:font-name="Pericles" fo:font-size="10pt" style:font-size-asian="10pt" style:font-size-complex="10pt"/>
    </style:style>
    <style:style style:name="P5" style:family="paragraph" style:parent-style-name="Table_20_Contents">
      <style:text-properties style:font-name="Pericles" fo:font-size="10pt" style:font-size-asian="10pt" style:font-size-complex="10pt"/>
    </style:style>
    <style:style style:name="P6" style:family="paragraph" style:parent-style-name="Table_20_Contents">
      <style:text-properties style:font-name="Pericles" fo:font-size="7pt" style:font-size-asian="7pt" style:font-size-complex="7pt"/>
    </style:style>
    <style:style style:name="P7" style:family="paragraph" style:parent-style-name="Table_20_Contents">
      <style:text-properties style:font-name="Pericles" fo:font-size="8pt" style:text-underline-style="solid" style:text-underline-width="auto" style:text-underline-color="font-color" style:font-size-asian="8pt" style:font-size-complex="8pt"/>
    </style:style>
    <style:style style:name="P8" style:family="paragraph" style:parent-style-name="Standard">
      <style:text-properties style:font-name="Pericles" fo:font-size="10pt" style:text-underline-style="none" fo:font-weight="normal" style:font-size-asian="10pt" style:font-weight-asian="normal" style:font-size-complex="10pt" style:font-weight-complex="normal"/>
    </style:style>
    <style:style style:name="P9" style:family="paragraph" style:parent-style-name="Standard">
      <style:text-properties style:font-name="Pericles" fo:font-size="10pt" style:text-underline-style="none" fo:font-weight="bold" style:font-size-asian="10pt" style:font-weight-asian="bold" style:font-size-complex="10pt" style:font-weight-complex="bold"/>
    </style:style>
    <style:style style:name="P10" style:family="paragraph" style:parent-style-name="Standard">
      <style:text-properties style:font-name="Pericles" fo:font-size="10pt" fo:font-style="italic" style:text-underline-style="none" fo:font-weight="bold" style:font-size-asian="10pt" style:font-style-asian="italic" style:font-weight-asian="bold" style:font-size-complex="10pt" style:font-style-complex="italic" style:font-weight-complex="bold"/>
    </style:style>
    <style:style style:name="P11" style:family="paragraph" style:parent-style-name="Standard">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Standard">
      <style:text-properties style:font-name="Pericles" fo:font-size="8pt" fo:font-style="italic" style:text-underline-style="none" fo:font-weight="bold" style:font-size-asian="8pt" style:font-style-asian="italic" style:font-weight-asian="bold" style:font-size-complex="8pt" style:font-style-complex="italic" style:font-weight-complex="bold"/>
    </style:style>
    <style:style style:name="P13" style:family="paragraph" style:parent-style-name="Table_20_Contents">
      <style:text-properties style:font-name="Pericles" fo:font-size="8pt" fo:font-style="italic" style:text-underline-style="none" style:font-size-asian="8pt" style:font-style-asian="italic" style:font-size-complex="8pt" style:font-style-complex="italic"/>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weight="bold" style:font-weight-asian="bold" style:font-weight-complex="bold"/>
    </style:style>
    <style:style style:name="T4" style:family="text">
      <style:text-properties fo:font-style="normal" style:text-underline-style="none" style:font-style-asian="normal" style:font-style-complex="normal"/>
    </style:style>
    <style:style style:name="T5" style:family="text">
      <style:text-properties fo:font-size="10pt" style:font-size-asian="10pt" style:font-size-complex="10pt"/>
    </style:style>
    <style:style style:name="T6" style:family="text">
      <style:text-properties fo:font-size="7pt" fo:font-style="normal" style:text-underline-style="none" style:font-size-asian="7pt" style:font-style-asian="normal" style:font-size-complex="7pt" style:font-style-complex="normal"/>
    </style:style>
    <style:style style:name="T7" style:family="text">
      <style:text-properties fo:font-size="7pt" fo:font-style="normal" style:text-underline-style="none" fo:font-weight="bold" style:font-size-asian="7pt" style:font-style-asian="normal" style:font-weight-asian="bold" style:font-size-complex="7pt" style:font-style-complex="normal" style:font-weight-complex="bold"/>
    </style:style>
    <style:style style:name="T8" style:family="text">
      <style:text-properties fo:font-style="italic" style:text-underline-style="none"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Island of the Cursed King</text:p>
      <text:p text:style-name="P2"/>
      <text:p text:style-name="P3">Background</text:p>
      <text:p text:style-name="P2"/>
      <text:p text:style-name="P2">Years ago, the island of <text:span text:style-name="T1">Thelod</text:span> was a small, but wealthy nation ruled by king <text:span text:style-name="T1">Nikomedes</text:span><text:span text:style-name="T2"> and protected by </text:span><text:span text:style-name="T1">Ulder</text:span><text:span text:style-name="T2">. Thousands of fisherman, herders, craftsmen and traders made their home here.</text:span></text:p>
      <text:p text:style-name="P8"/>
      <text:p text:style-name="P2"><text:span text:style-name="T2">Unfortunately, the priests of </text:span><text:span text:style-name="T1">Ulder</text:span><text:span text:style-name="T2"> grew arrogant and challenged the authority of the king at every turn. This threw </text:span><text:span text:style-name="T1">Nikomedes</text:span><text:span text:style-name="T2"> into a rage and he sacked the </text:span><text:span text:style-name="T1">Temple of Ulder</text:span><text:span text:style-name="T2"> in hopes of teaching the priests a lesson. During the raid, Nikomedes wrecked the temple, stole its lampstone.</text:span></text:p>
      <text:p text:style-name="P8"/>
      <text:p text:style-name="P2"><text:span text:style-name="T2">Ulder took offense at the violation of his temple and he called down a terrible storm on </text:span><text:span text:style-name="T1">Thelod</text:span><text:span text:style-name="T2">. The storm wrecked the island's villages and caused a surge that swallowed much of the town of </text:span><text:span text:style-name="T1">Chalcis</text:span><text:span text:style-name="T2"> (on the eastern coast).</text:span></text:p>
      <text:p text:style-name="P8"/>
      <text:p text:style-name="P2"><text:span text:style-name="T2">Once the storm has abated, the residents of </text:span><text:span text:style-name="T1">Thelod</text:span><text:span text:style-name="T2"> found that treacherous currents swirled around their coasts, dashing ships against the sharp rocks. Their herds grew sickly. The fish, once plentiful, rotted in the sea. Hunger gnawed at the Thelodans, but though they starved, even death would not show them mercy.</text:span></text:p>
      <text:p text:style-name="P8"/>
      <text:p text:style-name="P9">The Wreck of the Seabird</text:p>
      <text:p text:style-name="P8"/>
      <text:p text:style-name="P2"><text:span text:style-name="T2">The Pcs are traveling the sea on a small ship named the </text:span><text:span text:style-name="T1">Seabird</text:span><text:span text:style-name="T2">. One afternoon, another ship appears on the horizon – a Theyd pirate called </text:span><text:span text:style-name="T1">Ramspite</text:span><text:span text:style-name="T2"> closes. The oarsmen chant and pull the Seabird through the waves, but the Ramspite is faster and quickly comes into range.</text:span></text:p>
      <text:p text:style-name="P8"/>
      <text:p text:style-name="P8">The Ramspite is armed with two bolt casters and they lay into the Seabird, tearing the sails, splintering wood, and killing oarsmen. Within minutes, the pirates pull alongside the heroes' ship and a horde of howling Theyd pirates is ready to board the heroes' ship.</text:p>
      <text:p text:style-name="P10"/>
      <table:table table:name="Table1" table:style-name="Table1">
        <table:table-column table:style-name="Table1.A"/>
        <table:table-column table:style-name="Table1.B"/>
        <table:table-row>
          <table:table-cell table:style-name="Table1.A1" office:value-type="string">
            <text:p text:style-name="P12">Theyd Pirate</text:p>
          </table:table-cell>
          <table:table-cell table:style-name="Table1.B1" office:value-type="string">
            <text:p text:style-name="P2"><text:span text:style-name="T7">M</text:span><text:span text:style-name="T6"> </text:span><text:span text:style-name="T4">10|</text:span><text:span text:style-name="T7">S</text:span><text:span text:style-name="T4"> 12|</text:span><text:span text:style-name="T7">R</text:span><text:span text:style-name="T4"> 12|</text:span><text:span text:style-name="T7">T</text:span><text:span text:style-name="T4"> 10|</text:span><text:span text:style-name="T7">W</text:span><text:span text:style-name="T4"> 8|</text:span><text:span text:style-name="T7">P</text:span><text:span text:style-name="T4"> 8|</text:span><text:span text:style-name="T7">C</text:span><text:span text:style-name="T4"> 8</text:span></text:p>
          </table:table-cell>
        </table:table-row>
        <table:table-row>
          <table:table-cell table:style-name="Table1.A2" office:value-type="string">
            <text:p text:style-name="P5"/>
          </table:table-cell>
          <table:table-cell table:style-name="Table1.B2" office:value-type="string">
            <text:p text:style-name="P6"><text:span text:style-name="T3">CV</text:span><text:span text:style-name="T5"> 10|</text:span><text:span text:style-name="T3">ini</text:span><text:span text:style-name="T5"> 0|</text:span><text:span text:style-name="T3">HP</text:span><text:span text:style-name="T5"> 19(5)|</text:span><text:span text:style-name="T3">AV</text:span><text:span text:style-name="T5"> 0000|</text:span><text:span text:style-name="T3">DG</text:span><text:span text:style-name="T5"> 2d4+1</text:span></text:p>
          </table:table-cell>
        </table:table-row>
      </table:table>
      <text:p text:style-name="P10"/>
      <text:p text:style-name="P11"/>
      <table:table table:name="Table2" table:style-name="Table2">
        <table:table-column table:style-name="Table2.A"/>
        <table:table-column table:style-name="Table2.B"/>
        <table:table-row>
          <table:table-cell table:style-name="Table2.A1" office:value-type="string">
            <text:p text:style-name="P12">Theyd Captor</text:p>
          </table:table-cell>
          <table:table-cell table:style-name="Table2.B1" office:value-type="string">
            <text:p text:style-name="P2"><text:span text:style-name="T7">M</text:span><text:span text:style-name="T6"> </text:span><text:span text:style-name="T4">12|</text:span><text:span text:style-name="T7">S</text:span><text:span text:style-name="T4"> 12|</text:span><text:span text:style-name="T7">R</text:span><text:span text:style-name="T4"> 12|</text:span><text:span text:style-name="T7">T</text:span><text:span text:style-name="T4"> 10|</text:span><text:span text:style-name="T7">W</text:span><text:span text:style-name="T4"> 8|</text:span><text:span text:style-name="T7">P</text:span><text:span text:style-name="T4"> 8|</text:span><text:span text:style-name="T7">C</text:span><text:span text:style-name="T4"> 8</text:span></text:p>
          </table:table-cell>
        </table:table-row>
        <table:table-row>
          <table:table-cell table:style-name="Table2.A2" office:value-type="string">
            <text:p text:style-name="P5"/>
          </table:table-cell>
          <table:table-cell table:style-name="Table2.B2" office:value-type="string">
            <text:p text:style-name="P6"><text:span text:style-name="T3">CV</text:span><text:span text:style-name="T5"> 11|</text:span><text:span text:style-name="T3">ini</text:span><text:span text:style-name="T5"> +1|</text:span><text:span text:style-name="T3">HP</text:span><text:span text:style-name="T5"> 20(5)|</text:span><text:span text:style-name="T3">AV</text:span><text:span text:style-name="T5"> 1111|</text:span><text:span text:style-name="T3">DG</text:span><text:span text:style-name="T5"> 2d4+1</text:span></text:p>
          </table:table-cell>
        </table:table-row>
        <table:table-row>
          <table:table-cell table:style-name="Table2.A3" office:value-type="string">
            <text:p text:style-name="P5"/>
          </table:table-cell>
          <table:table-cell table:style-name="Table2.B3" office:value-type="string">
            <text:p text:style-name="P7">Jagged<text:span text:style-name="T2"> – Attacks have </text:span><text:span text:style-name="T8">bleed(2)</text:span></text:p>
            <text:p text:style-name="P7">Net<text:span text:style-name="T2"> – Hit </text:span><text:span text:style-name="T8">entangles</text:span><text:span text:style-name="T2">, save Mus DL 12</text:span></text:p>
            <text:p text:style-name="P7">Skewer<text:span text:style-name="T2"> – Attacks on entangled foes </text:span><text:span text:style-name="T8">pierce(5)</text:span></text:p>
          </table:table-cell>
        </table:table-row>
      </table:table>
      <text:p text:style-name="P11"><text:s/></text:p>
      <text:p text:style-name="P11"/>
      <table:table table:name="Table3" table:style-name="Table3">
        <table:table-column table:style-name="Table3.A"/>
        <table:table-column table:style-name="Table3.B"/>
        <table:table-row>
          <table:table-cell table:style-name="Table3.A1" office:value-type="string">
            <text:p text:style-name="P12">Theyd Captain</text:p>
          </table:table-cell>
          <table:table-cell table:style-name="Table3.B1" office:value-type="string">
            <text:p text:style-name="P2"><text:span text:style-name="T7">M</text:span><text:span text:style-name="T6"> </text:span><text:span text:style-name="T4">14|</text:span><text:span text:style-name="T7">S</text:span><text:span text:style-name="T4"> 12|</text:span><text:span text:style-name="T7">R</text:span><text:span text:style-name="T4"> 12|</text:span><text:span text:style-name="T7">T</text:span><text:span text:style-name="T4"> 14|</text:span><text:span text:style-name="T7">W</text:span><text:span text:style-name="T4"> 8|</text:span><text:span text:style-name="T7">P</text:span><text:span text:style-name="T4"> 8|</text:span><text:span text:style-name="T7">C</text:span><text:span text:style-name="T4"> 8</text:span></text:p>
          </table:table-cell>
        </table:table-row>
        <table:table-row>
          <table:table-cell table:style-name="Table3.A2" office:value-type="string">
            <text:p text:style-name="P5"/>
          </table:table-cell>
          <table:table-cell table:style-name="Table3.B2" office:value-type="string">
            <text:p text:style-name="P6"><text:span text:style-name="T3">CV</text:span><text:span text:style-name="T5"> 13|</text:span><text:span text:style-name="T3">ini</text:span><text:span text:style-name="T5"> +2|</text:span><text:span text:style-name="T3">HP</text:span><text:span text:style-name="T5"> 28(7)|</text:span><text:span text:style-name="T3">AV</text:span><text:span text:style-name="T5"> 2222|</text:span><text:span text:style-name="T3">DG</text:span><text:span text:style-name="T5"> 2d6+1</text:span></text:p>
          </table:table-cell>
        </table:table-row>
        <table:table-row>
          <table:table-cell table:style-name="Table3.A3" office:value-type="string">
            <text:p text:style-name="P5"/>
          </table:table-cell>
          <table:table-cell table:style-name="Table3.B3" office:value-type="string">
            <text:p text:style-name="P7">Bonus Block<text:span text:style-name="T2"> – Extra block/round</text:span></text:p>
            <text:p text:style-name="P7">Disarm(10)<text:span text:style-name="T2"> – High roll allows disarm</text:span></text:p>
            <text:p text:style-name="P7">Inspired<text:span text:style-name="T2"> – 3 inspiration, can use for allies</text:span></text:p>
            <text:p text:style-name="P7">Jagged<text:span text:style-name="T2"> – Attacks have </text:span><text:span text:style-name="T8">bleed(4)</text:span></text:p>
            <text:p text:style-name="P13"/>
          </table:table-cell>
        </table:table-row>
      </table:table>
      <text:p text:style-name="P4"/>
      <text:p text:style-name="P4">After a few rounds of combat, one of the Theyd looks away from the fight, points <text:soft-page-break/>to the horizon and yells a prayer. An impenatrable fog forms a wall in front of the battle. All the sailors will yell in fear and the Theyd quickly scurry back to their ship, hoping to cut it free and escape the mysterious fog.</text:p>
      <text:p text:style-name="P4"/>
      <text:p text:style-name="P4">Soon, a thick bank of fog consumes both ships. Suddenly, the deck pitches and there is a sickening groan of wood being torn by stone. The water foams and smashes across the deck. Heroes and pirates alike are thrown screaming into the waves, flailing for only a moment before they disappear under the angry sea.</text:p>
      <text:p text:style-name="P4"/>
      <text:p text:style-name="P9">Shipwrecked!</text:p>
      <text:p text:style-name="P8"/>
      <text:p text:style-name="P8">You awaken with your mouth filled with sand and salt. You are bruised and your lungs are aching from the effort of fighting the waves. You can hear the gentle swoosh of the waves as they pull at your feet, but your hands have instinctively clutched at the beach, and you feel the warmth of the twin suns; you are in no danger from the sea.</text:p>
      <text:p text:style-name="P8"/>
      <text:p text:style-name="P8">The flies though... the flies are relentless, buzzing about your head, seeking your eyes, crawling into your ears and nose, biting your exposed skin. You brush them away, but they barely seem to notice; perhaps they don't care, because they move hardly at all to avoid your hand. When you smash a handful of them, the others frenzy, thankfully leaving you alone to devour the corpses of their swarm-mates.</text:p>
      <text:p text:style-name="P8"/>
      <text:p text:style-name="P8">It is then you notice you are being watched by a handful of people standing a few meters away on the beach.</text:p>
      <text:p text:style-name="P8"/>
      <text:p text:style-name="P9">Saved (for Karen)</text:p>
      <text:p text:style-name="P8"/>
      <text:p text:style-name="P8">You remember the battle, and the deck pitching as the ship smashed into an unseen rock. You were nearly thrown from the ship, but managed to grab onto a rope and steady yourself. You could barely see through the fog, but you could hear one of the sailor's cries.</text:p>
      <text:p text:style-name="P8"/>
      <text:p text:style-name="P8">You carefully made your way across the shattered deck and peered over the edge. You could barely make out one of your sailors flailing in the water, being pounded by the unnaturally rough surf. You tossed the poor lad a rope, and began to pull him to safety, when the deck pitched again. Only this time, the Seabird's mast came down right on top of you.</text:p>
      <text:p text:style-name="P8"/>
      <text:p text:style-name="P8">You hit the water hard, which shocked you awake. But when you tried to make your way to the surface, you found yourself tangled in rope and trapped among the debris of the ships. The weight, the waves, and the current conspired to drag you down despite your massive strength.</text:p>
      <text:p text:style-name="P8"/>
      <text:p text:style-name="P8">Lungs burning... vision fading... you can hear your own heartbeat as it first races, then slows, slower, slower... Then teeth on your arm, biting to hold you fast, yet you feel no pain. You hear the rythmic sound of limbs pulling through the water, pulling you up to the surface.</text:p>
      <text:p text:style-name="P8"/>
      <text:p text:style-name="P8">You never see your savior. You burst through the surface of the water, take one glorious lungful of air, and the next thing you know you are lying on the beach too tired to move or even open your eyes.</text:p>
      <text:p text:style-name="P8"/>
      <text:p text:style-name="P8">You feel something licking your face and trying to nudge you awake, but you are still so damn tired. Then you hear a growl, then a yelp, then a whimper, some chattering... Theyd again. You struggle to open your eyes, to get up, but it is no use. <text:soft-page-break/>Your body does not respond to your commands, and instead, you succumb to your exhaus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20M9S</meta:editing-duration>
    <meta:editing-cycles>10</meta:editing-cycles>
    <meta:generator>OpenOffice/4.1.3$Win32 OpenOffice.org_project/413m1$Build-9783</meta:generator>
    <dc:date>2017-07-25T23:42:20.14</dc:date>
    <dc:creator>Chris Magoun</dc:creator>
    <meta:document-statistic meta:table-count="3" meta:image-count="0" meta:object-count="0" meta:page-count="3" meta:paragraph-count="39" meta:word-count="961" meta:character-count="5304"/>
    <meta:user-defined meta:name="Info 1"/>
    <meta:user-defined meta:name="Info 2"/>
    <meta:user-defined meta:name="Info 3"/>
    <meta:user-defined meta:name="Info 4"/>
  </office:meta>
</office:document-meta>
</file>